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7be03" officeooo:paragraph-rsid="0017be03"/>
    </style:style>
    <style:style style:name="P2" style:family="paragraph" style:parent-style-name="Standard" style:list-style-name="L1">
      <style:text-properties officeooo:rsid="0017be03" officeooo:paragraph-rsid="0017be03"/>
    </style:style>
    <style:style style:name="P3" style:family="paragraph" style:parent-style-name="Standard">
      <style:text-properties fo:font-weight="bold" officeooo:rsid="0017be03" officeooo:paragraph-rsid="0017be03" style:font-weight-asian="bold" style:font-weight-complex="bold"/>
    </style:style>
    <style:style style:name="P4" style:family="paragraph" style:parent-style-name="Standard" style:list-style-name="L1">
      <style:text-properties fo:font-weight="normal" officeooo:rsid="00195bc7" officeooo:paragraph-rsid="00195bc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ubts</text:p>
      <text:list xml:id="list446527428494333111" text:style-name="L1">
        <text:list-item>
          <text:p text:style-name="P2">Python running mean, without a loop</text:p>
          <text:list>
            <text:list-item>
              <text:p text:style-name="P2">How to avoid loops in python, <text:span text:style-name="T1">rolling</text:span></text:p>
            </text:list-item>
          </text:list>
        </text:list-item>
        <text:list-item>
          <text:p text:style-name="P4">Differences between bash and zsh!!</text:p>
        </text:list-item>
        <text:list-item>
          <text:p text:style-name="P4"/>
        </text:list-item>
      </text:list>
      <text:p text:style-name="P1"/>
      <text:p text:style-name="P3">Insight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1 </meta:initial-creator>
    <meta:creation-date>2018-11-19T12:54:27.537712669</meta:creation-date>
    <meta:generator>LibreOffice/4.3.7.2$Linux_X86_64 LibreOffice_project/430$Build-2</meta:generator>
    <dc:date>2018-11-19T16:59:38.221908772</dc:date>
    <dc:creator>user01 </dc:creator>
    <meta:editing-duration>PT2H7M</meta:editing-duration>
    <meta:editing-cycles>1</meta:editing-cycles>
    <meta:document-statistic meta:table-count="0" meta:image-count="0" meta:object-count="0" meta:page-count="1" meta:paragraph-count="6" meta:word-count="24" meta:character-count="124" meta:non-whitespace-character-count="109"/>
  </office:meta>
</office:document-meta>
</file>